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8"/>
  </office:automatic-styles>
  <office:body>
    <office:spreadsheet>
      <table:table table:name="order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ustomer_id</text:p>
          </table:table-cell>
          <table:table-cell office:value-type="string">
            <text:p>order_id</text:p>
          </table:table-cell>
          <table:table-cell office:value-type="string">
            <text:p>product_id</text:p>
          </table:table-cell>
          <table:table-cell office:value-type="string">
            <text:p>amount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</table:table>
      <table:table table:name="person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foobar</text:p>
          </table:table-cell>
          <table:table-cell table:style-name="Default" office:value-type="string">
            <text:p>hiredate</text:p>
          </table:table-cell>
          <table:table-cell office:value-type="string">
            <text:p>salary</text:p>
          </table:table-cell>
          <table:table-cell table:style-name="Default" office:value-type="string">
            <text:p>last_log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  <table:table-cell office:value-type="string">
            <text:p>x</text:p>
          </table:table-cell>
          <table:table-cell office:value-type="date" office:date-value="2010-06-07">
            <text:p>07.06.10</text:p>
          </table:table-cell>
          <table:table-cell office:value-type="float" office:value="4200.24">
            <text:p>4200,24</text:p>
          </table:table-cell>
          <table:table-cell office:value-type="date" office:date-value="2012-04-05T16:17:18">
            <text:p>2012-04-05 16:17: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  <table:table-cell office:value-type="string">
            <text:p>x</text:p>
          </table:table-cell>
          <table:table-cell office:value-type="date" office:date-value="1980-07-24">
            <text:p>24.07.80</text:p>
          </table:table-cell>
          <table:table-cell office:value-type="float" office:value="1234.56">
            <text:p>1234,56</text:p>
          </table:table-cell>
          <table:table-cell office:value-type="date" office:date-value="2012-07-08T15:16:17">
            <text:p>2012-07-08 15:16: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30.07.2013</text:date>, <text:time>18:09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llerer</meta:initial-creator>
    <meta:creation-date>2012-12-01T10:37:56.67</meta:creation-date>
    <dc:date>2013-07-30T18:09:31.60</dc:date>
    <dc:creator>Thomas Kellerer</dc:creator>
    <meta:editing-duration>PT5M3S</meta:editing-duration>
    <meta:editing-cycles>7</meta:editing-cycles>
    <meta:generator>OpenOffice.org/3.4.1$Win32 OpenOffice.org_project/341m1$Build-9593</meta:generator>
    <meta:document-statistic meta:table-count="2" meta:cell-count="41" meta:object-count="0"/>
  </office:meta>
</office:document-meta>
</file>